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SimpleActionModel.addSetProperty( XmlModelWriter xw , Element element , String propertyName , String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impleActionModel.init( String actionName , AnnotationInstance annotation , GenStrutsApp parent , ClassDeclaration jclas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elegatingSimpleActionModel.DelegatingSimpleActionModel( AnnotationInstance annotation , TypeDeclaration containingType , GenStrutsApp parent , ClassDeclaration j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